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Object 1" text:anchor-type="as-char" svg:x="0in" svg:y="0in" svg:width="6in" svg:height="5.30208in" style:rel-width="scale" style:rel-height="scale"><draw:object-ole draw:class-id="F7988107-6CC2-4B7F-BC78-CC633129AA61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"/>
      <text:h text:style-name="Heading1" text:outline-level="1">Color Theme</text:h>
      <text:p text:style-name="Normal">Greenish – Teal ambiance. <text:s/>Light Maroon – Crimson tiles, mixed with white. <text:s/>Silver foreground wires, black background wires.</text:p>
      <text:h text:style-name="Heading1" text:outline-level="1">Background<text:s/>Assets</text:h>
      <text:p text:style-name="Normal">All background assets will be grayscale, maximum four shades. <text:s/>This helps with adjusting the color combinations when constructing the level.</text:p>
      <text:p text:style-name="Normal">Maximum width and height for each asset: 512.</text:p>
      <text:p text:style-name="Normal"><text:span text:style-name="T3">Naming convention</text:span>: bkgrnd_lab_&lt;type&gt;_&lt;num&gt;.png</text:p>
      <text:h text:style-name="Heading1" text:outline-level="1">Music</text:h>
      <text:p text:style-name="Normal">Atmospheric, slow and relaxing. <text:s/>Depiction of being in seclusion with some beats of sparks/electronic here and there, as a reminder there is life. <text:s/>Not too upbeat, more smooth, and melodic (violin, etc). Length can be around a minute or a minute and half.</text:p>
      <text:soft-page-break/>
      <text:p text:style-name="Normal">Reference: search for Enya<text:s/>and<text:s/>Enigma<text:s/>music.</text:p>
      <text:h text:style-name="Heading1" text:outline-level="1">Tutorial Flow</text:h>
      <text:list text:style-name="LFO1" text:continue-numbering="true">
        <text:list-item>
          <text:p text:style-name="P4">Intro with professor and hero.</text:p>
        </text:list-item>
        <text:list-item>
          <text:p text:style-name="P5">Learn about moving and jumping.</text:p>
        </text:list-item>
        <text:list-item>
          <text:p text:style-name="P6">Some more intro.</text:p>
        </text:list-item>
        <text:list-item>
          <text:p text:style-name="P7">Learn about wall climbing and pushing switches with block and yourself.</text:p>
        </text:list-item>
        <text:list-item>
          <text:p text:style-name="P8">Learn about elementals.</text:p>
        </text:list-item>
        <text:list-item>
          <text:p text:style-name="P9">Hero wakes up inside a tube. <text:s/>Show other creatures.<text:s text:c="2"/>Professor doing experiments.</text:p>
        </text:list-item>
        <text:list-item>
          <text:p text:style-name="P10">Explosion, fall into the pits. <text:s/>Fire pit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Dionisio</meta:initial-creator>
    <dc:creator>David Dionisio</dc:creator>
    <meta:creation-date>2014-07-21T19:18:00Z</meta:creation-date>
    <dc:date>2014-07-22T07:17:00Z</dc:date>
    <meta:template xlink:href="Normal.dotm" xlink:type="simple"/>
    <meta:editing-cycles>5</meta:editing-cycles>
    <meta:editing-duration>PT34020S</meta:editing-duration>
    <meta:document-statistic meta:page-count="2" meta:paragraph-count="2" meta:word-count="155" meta:character-count="1041" meta:row-count="7" meta:non-whitespace-character-count="888"/>
  </office:meta>
</office:document-meta>
</file>